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eX Gyre Schola" svg:font-family="'TeX Gyre Schola'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eX Gyre Schola" officeooo:rsid="000914c3" officeooo:paragraph-rsid="000914c3"/>
    </style:style>
    <style:style style:name="P2" style:family="paragraph" style:parent-style-name="Standard">
      <style:text-properties style:font-name="TeX Gyre Schola" officeooo:rsid="000914c3" officeooo:paragraph-rsid="000914c3"/>
    </style:style>
    <style:style style:name="T1" style:family="text">
      <style:text-properties officeooo:rsid="000a6a17"/>
    </style:style>
    <style:style style:name="T2" style:family="text">
      <style:text-properties officeooo:rsid="000bbf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anagua, Nicaragua</text:p>
      <text:p text:style-name="P1">10 de Mayo, 2022</text:p>
      <text:p text:style-name="P2"/>
      <text:p text:style-name="P2"/>
      <text:p text:style-name="P2"/>
      <text:p text:style-name="P2"/>
      <text:p text:style-name="P2"/>
      <text:p text:style-name="P2"/>
      <text:p text:style-name="P2">A quien corresponda,</text:p>
      <text:p text:style-name="P2"/>
      <text:p text:style-name="P2">El presente tiene como finalidad recomendar la <text:span text:style-name="T1">Raúl Antonio Moreira Martínez</text:span>, con número de cédula 001-<text:span text:style-name="T1">180293</text:span>-0<text:span text:style-name="T1">032Y</text:span> <text:span text:style-name="T2">a </text:span>quien conozco <text:span text:style-name="T2">ampliamente, puedo destacar que es una persona eficaz, responsable y competente para cualquier tipo de actividad que se le recomiende.</text:span></text:p>
      <text:p text:style-name="P2"/>
      <text:p text:style-name="P2">Sin más <text:span text:style-name="T2">que decir le agradezco su disposición.</text:span></text:p>
      <text:p text:style-name="P2"/>
      <text:p text:style-name="P2"/>
      <text:p text:style-name="P2"/>
      <text:p text:style-name="P1">Atentamente,</text:p>
      <text:p text:style-name="P2"/>
      <text:p text:style-name="P2"/>
      <text:p text:style-name="P1">__________________________</text:p>
      <text:p text:style-name="P1"/>
      <text:p text:style-name="P1">Samuel José Gutiérrez Avilés</text:p>
      <text:p text:style-name="P1">001-050986-0007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eX Gyre Schola" svg:font-family="'TeX Gyre Schola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1:58:29.532506883</meta:creation-date>
    <dc:date>2022-05-10T12:43:57.450450137</dc:date>
    <meta:editing-duration>PT25M7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9" meta:word-count="63" meta:character-count="448" meta:non-whitespace-character-count="394"/>
  </office:meta>
</office:document-meta>
</file>